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551" officeooo:paragraph-rsid="000d0551"/>
    </style:style>
    <style:style style:name="P2" style:family="paragraph" style:parent-style-name="Standard">
      <style:text-properties officeooo:paragraph-rsid="000d0551"/>
    </style:style>
    <style:style style:name="P3" style:family="paragraph" style:parent-style-name="Standard">
      <style:text-properties officeooo:rsid="0012da5c" officeooo:paragraph-rsid="0012da5c"/>
    </style:style>
    <style:style style:name="P4" style:family="paragraph" style:parent-style-name="Standard">
      <style:text-properties officeooo:paragraph-rsid="0012da5c"/>
    </style:style>
    <style:style style:name="P5" style:family="paragraph" style:parent-style-name="Standard">
      <style:text-properties officeooo:paragraph-rsid="0014cede"/>
    </style:style>
    <style:style style:name="T1" style:family="text">
      <style:text-properties fo:color="#0000ff" style:font-name="Consolas" fo:font-size="9.5pt" style:font-size-asian="9.5pt"/>
    </style:style>
    <style:style style:name="T2" style:family="text">
      <style:text-properties fo:color="#0000ff" style:font-name="Consolas" fo:font-size="9.5pt" officeooo:rsid="0012da5c" style:font-size-asian="9.5pt"/>
    </style:style>
    <style:style style:name="T3" style:family="text">
      <style:text-properties fo:color="#000000" style:font-name="Consolas" fo:font-size="9.5pt" style:font-size-asian="9.5pt"/>
    </style:style>
    <style:style style:name="T4" style:family="text">
      <style:text-properties fo:color="#000000" style:font-name="Consolas" fo:font-size="9.5pt" officeooo:rsid="0010a71d" style:font-size-asian="9.5pt"/>
    </style:style>
    <style:style style:name="T5" style:family="text">
      <style:text-properties fo:color="#000000" style:font-name="Consolas" fo:font-size="9.5pt" officeooo:rsid="0012da5c" style:font-size-asian="9.5pt"/>
    </style:style>
    <style:style style:name="T6" style:family="text">
      <style:text-properties fo:color="#000000" style:font-name="Consolas" fo:font-size="9.5pt" officeooo:rsid="0012da5c" style:font-size-asian="9.5pt"/>
    </style:style>
    <style:style style:name="T7" style:family="text">
      <style:text-properties fo:color="#000000" style:font-name="Consolas" fo:font-size="9.5pt" officeooo:rsid="0014cede" style:font-size-asian="9.5pt"/>
    </style:style>
    <style:style style:name="T8" style:family="text">
      <style:text-properties fo:color="#000000" style:font-name="Consolas" fo:font-size="9.5pt" officeooo:rsid="000d0551" style:font-size-asian="9.5pt"/>
    </style:style>
    <style:style style:name="T9" style:family="text">
      <style:text-properties fo:color="#808080" style:font-name="Consolas" fo:font-size="9.5pt" style:font-size-asian="9.5pt"/>
    </style:style>
    <style:style style:name="T10" style:family="text">
      <style:text-properties fo:color="#808080" style:font-name="Consolas" fo:font-size="9.5pt" officeooo:rsid="000d0551" style:font-size-asian="9.5pt"/>
    </style:style>
    <style:style style:name="T11" style:family="text">
      <style:text-properties fo:color="#ff0000" style:font-name="Consolas" fo:font-size="9.5pt" style:font-size-asian="9.5pt"/>
    </style:style>
    <style:style style:name="T12" style:family="text">
      <style:text-properties fo:color="#ff00ff" style:font-name="Consolas" fo:font-size="9.5pt" style:font-size-asian="9.5pt"/>
    </style:style>
    <style:style style:name="T13" style:family="text">
      <style:text-properties officeooo:rsid="0010a71d"/>
    </style:style>
    <style:style style:name="T14" style:family="text">
      <style:text-properties officeooo:rsid="0012da5c"/>
    </style:style>
    <style:style style:name="T15" style:family="text">
      <style:text-properties fo:color="#3465a4" style:font-name="Consolas" fo:font-size="9.5pt" officeooo:rsid="0012da5c" style:font-size-asian="9.5pt"/>
    </style:style>
    <style:style style:name="T16" style:family="text">
      <style:text-properties fo:color="#2a6099" style:font-name="Consolas" fo:font-size="9.5pt" officeooo:rsid="0012da5c" style:font-size-asian="9.5pt"/>
    </style:style>
    <style:style style:name="T17" style:family="text">
      <style:text-properties fo:color="#362413" style:font-name="Consolas" fo:font-size="9.5pt" officeooo:rsid="0012da5c" style:font-size-asian="9.5pt"/>
    </style:style>
    <style:style style:name="T18" style:family="text">
      <style:text-properties fo:color="#81d41a" style:font-name="Consolas" fo:font-size="9.5pt" officeooo:rsid="0012da5c" style:font-size-asian="9.5pt"/>
    </style:style>
    <style:style style:name="T19" style:family="text">
      <style:text-properties officeooo:rsid="0014ce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 Commands (SQL)</text:p>
      <text:p text:style-name="P1"/>
      <text:p text:style-name="P1"><text:span text:style-name="T1">INSERT</text:span><text:span text:style-name="T3"> </text:span><text:span text:style-name="T1">INTO</text:span><text:span text:style-name="T3"> Animals</text:span><text:span text:style-name="T9">(</text:span><text:span text:style-name="T1">Name</text:span><text:span text:style-name="T9">)</text:span></text:p>
      <text:p text:style-name="Standard"><text:span text:style-name="T1">VALUES</text:span></text:p>
      <text:p text:style-name="Standard"><text:span text:style-name="T9">(</text:span><text:span text:style-name="T11">'Dog'</text:span><text:span text:style-name="T9">),</text:span></text:p>
      <text:p text:style-name="Standard"><text:span text:style-name="T9">(</text:span><text:span text:style-name="T11">'Cat'</text:span><text:span text:style-name="T9">),</text:span></text:p>
      <text:p text:style-name="Standard"><text:span text:style-name="T9">(</text:span><text:span text:style-name="T11">'Bird'</text:span><text:span text:style-name="T9">),</text:span></text:p>
      <text:p text:style-name="Standard"><text:span text:style-name="T9">(</text:span><text:span text:style-name="T11">'Rabbit'</text:span><text:span text:style-name="T9">),</text:span></text:p>
      <text:p text:style-name="P1"><text:span text:style-name="T9">(</text:span><text:span text:style-name="T11">'Snake'</text:span><text:span text:style-name="T9">)</text:span></text:p>
      <text:p text:style-name="P1"><text:span text:style-name="T9"/></text:p>
      <text:p text:style-name="P1"><text:span text:style-name="T1">INSERT</text:span><text:span text:style-name="T3"> </text:span><text:span text:style-name="T1">INTO</text:span><text:span text:style-name="T3"> DietPlans</text:span><text:span text:style-name="T1"> </text:span><text:span text:style-name="T9">(</text:span><text:span text:style-name="T1">Name</text:span><text:span text:style-name="T9">,</text:span><text:span text:style-name="T3"> FoodType</text:span><text:span text:style-name="T9">,</text:span><text:span text:style-name="T3"> FoodAmountInCups</text:span><text:span text:style-name="T9">)</text:span></text:p>
      <text:p text:style-name="Standard"><text:span text:style-name="T1">VALUES</text:span></text:p>
      <text:p text:style-name="Standard"><text:span text:style-name="T9">(</text:span><text:span text:style-name="T11">'Dog Diet Plan'</text:span><text:span text:style-name="T9">,</text:span><text:span text:style-name="T3"> </text:span><text:span text:style-name="T11">'Kibble'</text:span><text:span text:style-name="T9">,</text:span><text:span text:style-name="T3"> 2</text:span><text:span text:style-name="T9">),</text:span></text:p>
      <text:p text:style-name="Standard"><text:span text:style-name="T9">(</text:span><text:span text:style-name="T11">'Cat Diet Plan'</text:span><text:span text:style-name="T9">,</text:span><text:span text:style-name="T3"> </text:span><text:span text:style-name="T11">'Kibble'</text:span><text:span text:style-name="T9">,</text:span><text:span text:style-name="T3"> 1</text:span><text:span text:style-name="T9">),</text:span></text:p>
      <text:p text:style-name="Standard"><text:span text:style-name="T9">(</text:span><text:span text:style-name="T11">'Bird Diet Plan'</text:span><text:span text:style-name="T9">,</text:span><text:span text:style-name="T3"> </text:span><text:span text:style-name="T11">'Seeds'</text:span><text:span text:style-name="T9">,</text:span><text:span text:style-name="T3"> 1</text:span><text:span text:style-name="T9">),</text:span></text:p>
      <text:p text:style-name="Standard"><text:span text:style-name="T9">(</text:span><text:span text:style-name="T11">'Rabbit Diet Plan'</text:span><text:span text:style-name="T9">,</text:span><text:span text:style-name="T3"> </text:span><text:span text:style-name="T11">'Vegetables'</text:span><text:span text:style-name="T9">,</text:span><text:span text:style-name="T3"> 2</text:span><text:span text:style-name="T9">),</text:span></text:p>
      <text:p text:style-name="P1"><text:span text:style-name="T9">(</text:span><text:span text:style-name="T11">'Snake Diet Plan'</text:span><text:span text:style-name="T9">,</text:span><text:span text:style-name="T3"> </text:span><text:span text:style-name="T11">'Mice'</text:span><text:span text:style-name="T9">,</text:span><text:span text:style-name="T3"> 1</text:span><text:span text:style-name="T9">)</text:span></text:p>
      <text:p text:style-name="P1"><text:span text:style-name="T1">INSERT</text:span><text:span text:style-name="T3"> </text:span><text:span text:style-name="T1">INTO</text:span><text:span text:style-name="T3"> Employees</text:span><text:span text:style-name="T9">(</text:span><text:span text:style-name="T3">FirstName</text:span><text:span text:style-name="T9">,</text:span><text:span text:style-name="T3"> LastName</text:span><text:span text:style-name="T9">,</text:span><text:span text:style-name="T3"> UserName</text:span><text:span text:style-name="T9">,</text:span><text:span text:style-name="T3"> </text:span><text:span text:style-name="T1">Password</text:span><text:span text:style-name="T9">,</text:span><text:span text:style-name="T3"> EmployeeNumber</text:span><text:span text:style-name="T9">,</text:span><text:span text:style-name="T3"> Email</text:span><text:span text:style-name="T9">)</text:span></text:p>
      <text:p text:style-name="Standard"><text:span text:style-name="T1">VALUES</text:span></text:p>
      <text:p text:style-name="Standard"><text:span text:style-name="T9">(</text:span><text:span text:style-name="T11">'Cruella'</text:span><text:span text:style-name="T9">,</text:span><text:span text:style-name="T3"> </text:span><text:span text:style-name="T11">'Deville'</text:span><text:span text:style-name="T9">,</text:span><text:span text:style-name="T3"> </text:span><text:span text:style-name="T11">'CDeville'</text:span><text:span text:style-name="T9">,</text:span><text:span text:style-name="T3"> </text:span><text:span text:style-name="T11">'1L0V3D@LM@TIANS'</text:span><text:span text:style-name="T9">,</text:span><text:span text:style-name="T3"> 2357845</text:span><text:span text:style-name="T9">,</text:span><text:span text:style-name="T3"> </text:span><text:span text:style-name="T11">'cdeville@devillefashion.com'</text:span><text:span text:style-name="T9">),</text:span></text:p>
      <text:p text:style-name="Standard"><text:span text:style-name="T9">(</text:span><text:span text:style-name="T11">'Michael'</text:span><text:span text:style-name="T9">,</text:span><text:span text:style-name="T11">'Vick'</text:span><text:span text:style-name="T9">,</text:span><text:span text:style-name="T3"> </text:span><text:span text:style-name="T11">'MVick'</text:span><text:span text:style-name="T9">,</text:span><text:span text:style-name="T3"> </text:span><text:span text:style-name="T11">'F1GHT1NGP1TBULLS'</text:span><text:span text:style-name="T9">,</text:span><text:span text:style-name="T3"> 8745812</text:span><text:span text:style-name="T9">,</text:span><text:span text:style-name="T3"> </text:span><text:span text:style-name="T11">'michaelvick@nfl.com'</text:span><text:span text:style-name="T9">),</text:span></text:p>
      <text:p text:style-name="Standard"><text:span text:style-name="T9">(</text:span><text:span text:style-name="T11">'Robert'</text:span><text:span text:style-name="T9">,</text:span><text:span text:style-name="T3"> </text:span><text:span text:style-name="T11">'Smith'</text:span><text:span text:style-name="T9">,</text:span><text:span text:style-name="T3"> </text:span><text:span text:style-name="T11">'RSmith'</text:span><text:span text:style-name="T9">,</text:span><text:span text:style-name="T3"> </text:span><text:span text:style-name="T11">'1NM8#27384'</text:span><text:span text:style-name="T9">,</text:span><text:span text:style-name="T3"> 7548522</text:span><text:span text:style-name="T9">,</text:span><text:span text:style-name="T3"> </text:span><text:span text:style-name="T11">'rsmith@fcimorgantown.com'</text:span><text:span text:style-name="T9">),</text:span></text:p>
      <text:p text:style-name="Standard"><text:span text:style-name="T9">(</text:span><text:span text:style-name="T11">'Miley'</text:span><text:span text:style-name="T9">,</text:span><text:span text:style-name="T3"> </text:span><text:span text:style-name="T11">'Cyrus'</text:span><text:span text:style-name="T9">,</text:span><text:span text:style-name="T3"> </text:span><text:span text:style-name="T11">'MCyrus'</text:span><text:span text:style-name="T9">,</text:span><text:span text:style-name="T3"> </text:span><text:span text:style-name="T11">'WREK1N6B@LL'</text:span><text:span text:style-name="T9">,</text:span><text:span text:style-name="T3"> 2784652</text:span><text:span text:style-name="T9">,</text:span><text:span text:style-name="T3"> </text:span><text:span text:style-name="T11">'hmontana@disney.com'</text:span><text:span text:style-name="T9">),</text:span></text:p>
      <text:p text:style-name="P1"><text:span text:style-name="T9">(</text:span><text:span text:style-name="T11">'Ozzy'</text:span><text:span text:style-name="T9">,</text:span><text:span text:style-name="T3"> </text:span><text:span text:style-name="T11">'Osbourne'</text:span><text:span text:style-name="T9">,</text:span><text:span text:style-name="T3"> </text:span><text:span text:style-name="T11">'OOsbourne'</text:span><text:span text:style-name="T9">,</text:span><text:span text:style-name="T3"> </text:span><text:span text:style-name="T11">'B@TTERUP'</text:span><text:span text:style-name="T9">,</text:span><text:span text:style-name="T3"> 7862258</text:span><text:span text:style-name="T9">,</text:span><text:span text:style-name="T3"> </text:span><text:a xlink:type="simple" xlink:href="mailto:'osbourne@osbourne.com" text:style-name="Internet_20_link" text:visited-style-name="Visited_20_Internet_20_Link">'osbourne@osbourne.com</text:a><text:span text:style-name="T11">'</text:span><text:span text:style-name="T9">)</text:span></text:p>
      <text:p text:style-name="P1"><text:span text:style-name="T9"/></text:p>
      <text:p text:style-name="P1"><text:span text:style-name="T12">UPDATE</text:span><text:span text:style-name="T3"> DietPlans</text:span></text:p>
      <text:p text:style-name="Standard"><text:span text:style-name="T1">SET</text:span><text:span text:style-name="T3"> </text:span><text:span text:style-name="T4">FoodType</text:span><text:span text:style-name="T3"> </text:span><text:span text:style-name="T9">=</text:span><text:span text:style-name="T3"> </text:span><text:span text:style-name="T4">Lasagna</text:span></text:p>
      <text:p text:style-name="Standard"><text:span text:style-name="T1">WHERE</text:span><text:span text:style-name="T3"> </text:span><text:span text:style-name="T1">Name</text:span><text:span text:style-name="T3"> </text:span><text:span text:style-name="T9">LIKE</text:span><text:span text:style-name="T3"> </text:span><text:span text:style-name="T11">'Cat%'</text:span></text:p>
      <text:p text:style-name="P1"><text:span text:style-name="T9"/></text:p>
      <text:p text:style-name="P1"><text:span text:style-name="T12">UPDATE</text:span><text:span text:style-name="T3"> DietPlans</text:span></text:p>
      <text:p text:style-name="Standard"><text:span text:style-name="T1">SET</text:span><text:span text:style-name="T3"> FoodAmountInCups </text:span><text:span text:style-name="T9">=</text:span><text:span text:style-name="T3"> 10 </text:span></text:p>
      <text:p text:style-name="Standard"><text:span text:style-name="T1">WHERE</text:span><text:span text:style-name="T3"> </text:span><text:span text:style-name="T1">Name</text:span><text:span text:style-name="T3"> </text:span><text:span text:style-name="T9">LIKE</text:span><text:span text:style-name="T3"> </text:span><text:span text:style-name="T11">'Cat%'</text:span></text:p>
      <text:p text:style-name="P1"><text:span text:style-name="T9"/></text:p>
      <text:p text:style-name="P2"><text:span text:style-name="T3"><text:s/></text:span><text:span text:style-name="T1">INSERT</text:span><text:span text:style-name="T3"> </text:span><text:span text:style-name="T1">INTO</text:span><text:span text:style-name="T3"> Animals</text:span><text:span text:style-name="T1"> </text:span><text:span text:style-name="T9">(</text:span><text:span text:style-name="T1">Name</text:span><text:span text:style-name="T9">,</text:span><text:span text:style-name="T3"> </text:span><text:span text:style-name="T1">Weight</text:span><text:span text:style-name="T9">,</text:span><text:span text:style-name="T3">Age</text:span><text:span text:style-name="T9">,</text:span><text:span text:style-name="T3"> Demeanor</text:span><text:span text:style-name="T9">,</text:span><text:span text:style-name="T3"> KidFriendly</text:span><text:span text:style-name="T9">,</text:span><text:span text:style-name="T3"> PetFriendly</text:span><text:span text:style-name="T9">,</text:span><text:span text:style-name="T3">Gender</text:span><text:span text:style-name="T9">,</text:span><text:span text:style-name="T3"> AdoptionStatus</text:span><text:span text:style-name="T9">,</text:span><text:span text:style-name="T3"> CategoryId</text:span><text:span text:style-name="T9">,</text:span><text:span text:style-name="T3"> DietPlanId</text:span><text:span text:style-name="T9">,</text:span><text:span text:style-name="T3"> EmployeeId</text:span><text:span text:style-name="T9">)</text:span></text:p>
      <text:p text:style-name="Standard"><text:span text:style-name="T3"><text:s/></text:span><text:span text:style-name="T1">VALUES</text:span></text:p>
      <text:p text:style-name="Standard"><text:span text:style-name="T1"><text:s/></text:span><text:span text:style-name="T9">(</text:span><text:span text:style-name="T11">'Odie'</text:span><text:span text:style-name="T9">,</text:span><text:span text:style-name="T3"> 40</text:span><text:span text:style-name="T9">,</text:span><text:span text:style-name="T3"> 42</text:span><text:span text:style-name="T9">,</text:span><text:span text:style-name="T3"> </text:span><text:span text:style-name="T11">'Curious'</text:span><text:span text:style-name="T9">,</text:span><text:span text:style-name="T3"> 1</text:span><text:span text:style-name="T9">,</text:span><text:span text:style-name="T3"> 1</text:span><text:span text:style-name="T9">,</text:span><text:span text:style-name="T3"> </text:span><text:span text:style-name="T11">'Male'</text:span><text:span text:style-name="T9">,</text:span><text:span text:style-name="T3"> </text:span><text:span text:style-name="T11">'PendingApproval'</text:span><text:span text:style-name="T9">,</text:span><text:span text:style-name="T3"> 1</text:span><text:span text:style-name="T9">,</text:span><text:span text:style-name="T3"> 1</text:span><text:span text:style-name="T9">,</text:span><text:span text:style-name="T3"> 3</text:span><text:span text:style-name="T9">),</text:span></text:p>
      <text:p text:style-name="Standard"><text:span text:style-name="T1"><text:s/></text:span><text:span text:style-name="T9">(</text:span><text:span text:style-name="T11">'Garfield'</text:span><text:span text:style-name="T9">,</text:span><text:span text:style-name="T3"> 150</text:span><text:span text:style-name="T9">,</text:span><text:span text:style-name="T3"> 40</text:span><text:span text:style-name="T9">,</text:span><text:span text:style-name="T3"> </text:span><text:span text:style-name="T11">'Glutton'</text:span><text:span text:style-name="T9">,</text:span><text:span text:style-name="T3"> 0</text:span><text:span text:style-name="T9">,</text:span><text:span text:style-name="T3">1</text:span><text:span text:style-name="T9">,</text:span><text:span text:style-name="T3"> </text:span><text:span text:style-name="T11">'Male'</text:span><text:span text:style-name="T9">,</text:span><text:span text:style-name="T3"> </text:span><text:span text:style-name="T11">'InTraining'</text:span><text:span text:style-name="T9">,</text:span><text:span text:style-name="T3"> 2</text:span><text:span text:style-name="T9">,</text:span><text:span text:style-name="T3"> 2</text:span><text:span text:style-name="T9">,</text:span><text:span text:style-name="T3"> 2</text:span><text:span text:style-name="T9">),</text:span></text:p>
      <text:p text:style-name="Standard"><text:span text:style-name="T1"><text:s/></text:span><text:span text:style-name="T9">(</text:span><text:span text:style-name="T11">'Tweety'</text:span><text:span text:style-name="T9">,</text:span><text:span text:style-name="T3"> 1</text:span><text:span text:style-name="T9">,</text:span><text:span text:style-name="T3"> 73</text:span><text:span text:style-name="T9">,</text:span><text:span text:style-name="T3"> </text:span><text:span text:style-name="T11">'Happy'</text:span><text:span text:style-name="T9">,</text:span><text:span text:style-name="T3"> 1</text:span><text:span text:style-name="T9">,</text:span><text:span text:style-name="T3">1</text:span><text:span text:style-name="T9">,</text:span><text:span text:style-name="T3"> </text:span><text:span text:style-name="T11">'Male'</text:span><text:span text:style-name="T9">,</text:span><text:span text:style-name="T3"> </text:span><text:span text:style-name="T11">'Retired'</text:span><text:span text:style-name="T9">,</text:span><text:span text:style-name="T3"> 3</text:span><text:span text:style-name="T9">,</text:span><text:span text:style-name="T3"> 3</text:span><text:span text:style-name="T9">,</text:span><text:span text:style-name="T3"> 4</text:span><text:span text:style-name="T9">),</text:span></text:p>
      <text:p text:style-name="Standard"><text:span text:style-name="T1"><text:s/></text:span><text:span text:style-name="T9">(</text:span><text:span text:style-name="T11">'Bugs'</text:span><text:span text:style-name="T9">,</text:span><text:span text:style-name="T3"> 10</text:span><text:span text:style-name="T9">,</text:span><text:span text:style-name="T3"> 72</text:span><text:span text:style-name="T9">,</text:span><text:span text:style-name="T3"> </text:span><text:span text:style-name="T11">'Bold'</text:span><text:span text:style-name="T9">,</text:span><text:span text:style-name="T3">1</text:span><text:span text:style-name="T9">,</text:span><text:span text:style-name="T3">1</text:span><text:span text:style-name="T9">,</text:span><text:span text:style-name="T3"> </text:span><text:span text:style-name="T11">'Male'</text:span><text:span text:style-name="T9">,</text:span><text:span text:style-name="T3"> </text:span><text:span text:style-name="T11">'Retired'</text:span><text:span text:style-name="T9">,</text:span><text:span text:style-name="T3"> 4</text:span><text:span text:style-name="T9">,</text:span><text:span text:style-name="T3">4</text:span><text:span text:style-name="T9">,</text:span><text:span text:style-name="T3"> 5</text:span><text:span text:style-name="T9">),</text:span></text:p>
      <text:p text:style-name="Standard"><text:span text:style-name="T1"><text:s/></text:span><text:span text:style-name="T9">(</text:span><text:span text:style-name="T11">'Nagini'</text:span><text:span text:style-name="T9">,</text:span><text:span text:style-name="T3">150</text:span><text:span text:style-name="T9">,</text:span><text:span text:style-name="T3"> 5000</text:span><text:span text:style-name="T9">,</text:span><text:span text:style-name="T3"> </text:span><text:span text:style-name="T11">'Slick'</text:span><text:span text:style-name="T9">,</text:span><text:span text:style-name="T3"> 1</text:span><text:span text:style-name="T9">,</text:span><text:span text:style-name="T3">0</text:span><text:span text:style-name="T9">,</text:span><text:span text:style-name="T3"> </text:span><text:span text:style-name="T11">'Female'</text:span><text:span text:style-name="T9">,</text:span><text:span text:style-name="T11">'NotForAdoption'</text:span><text:span text:style-name="T9">,</text:span><text:span text:style-name="T3"> 5</text:span><text:span text:style-name="T9">,</text:span><text:span text:style-name="T3">5</text:span><text:span text:style-name="T9">,</text:span><text:span text:style-name="T3">6</text:span><text:span text:style-name="T9">)</text:span></text:p>
      <text:p text:style-name="Standard"><text:span text:style-name="T9"/></text:p>
      <text:p text:style-name="P3"/>
      <text:p text:style-name="P4"><text:span text:style-name="T3"><text:s/></text:span><text:span text:style-name="T1">Insert</text:span><text:span text:style-name="T3"> </text:span><text:span text:style-name="T1">INTO</text:span><text:span text:style-name="T3"> Addresses</text:span><text:span text:style-name="T9">(</text:span><text:span text:style-name="T3">AddressLine1</text:span><text:span text:style-name="T9">,</text:span><text:span text:style-name="T3"> City</text:span><text:span text:style-name="T9">,</text:span><text:span text:style-name="T3"> USStateId</text:span><text:span text:style-name="T9">,</text:span><text:span text:style-name="T3"> Zipcode</text:span><text:span text:style-name="T9">)</text:span></text:p>
      <text:p text:style-name="Standard"><text:span text:style-name="T1">VALUES</text:span></text:p>
      <text:p text:style-name="Standard"><text:span text:style-name="T9">(</text:span><text:span text:style-name="T11">'3014 Gus Emmett Trail'</text:span><text:span text:style-name="T9">,</text:span><text:span text:style-name="T11">'Sellersburg'</text:span><text:span text:style-name="T9">,</text:span><text:span text:style-name="T3"> 14</text:span><text:span text:style-name="T9">,</text:span><text:span text:style-name="T3"> 47172</text:span><text:span text:style-name="T9">),</text:span></text:p>
      <text:p text:style-name="Standard"><text:span text:style-name="T9">(</text:span><text:span text:style-name="T11">'3901 Madrid Ave'</text:span><text:span text:style-name="T9">,</text:span><text:span text:style-name="T3"> </text:span><text:span text:style-name="T11">'Bakersfield'</text:span><text:span text:style-name="T9">,</text:span><text:span text:style-name="T3"> 5</text:span><text:span text:style-name="T9">,</text:span><text:span text:style-name="T3"> 93309</text:span><text:span text:style-name="T9">),</text:span></text:p>
      <text:p text:style-name="Standard"><text:span text:style-name="T9">(</text:span><text:span text:style-name="T11">'555 W 5th Ave'</text:span><text:span text:style-name="T9">,</text:span><text:span text:style-name="T3"> </text:span><text:span text:style-name="T11">'Anchorage'</text:span><text:span text:style-name="T9">,</text:span><text:span text:style-name="T3"> 2</text:span><text:span text:style-name="T9">,</text:span><text:span text:style-name="T3"> 99501</text:span><text:span text:style-name="T9">),</text:span></text:p>
      <text:p text:style-name="Standard"><text:span text:style-name="T9">(</text:span><text:span text:style-name="T11">'529 S Wilmington St'</text:span><text:span text:style-name="T9">,</text:span><text:span text:style-name="T11">'Raleigh'</text:span><text:span text:style-name="T9">,</text:span><text:span text:style-name="T3"> 33</text:span><text:span text:style-name="T9">,</text:span><text:span text:style-name="T3"> 27601</text:span><text:span text:style-name="T9">),</text:span></text:p>
      <text:p text:style-name="P4"><text:span text:style-name="T9">(</text:span><text:span text:style-name="T11">'235 Citrus Rd'</text:span><text:span text:style-name="T9">,</text:span><text:span text:style-name="T3"> </text:span><text:span text:style-name="T11">'River Ridge'</text:span><text:span text:style-name="T9">,</text:span><text:span text:style-name="T3"> 18</text:span><text:span text:style-name="T9">,</text:span><text:span text:style-name="T3"> 70123</text:span><text:span text:style-name="T9">)</text:span></text:p>
      <text:p text:style-name="P1"><text:span text:style-name="T3"><text:s/></text:span></text:p>
      <text:p text:style-name="P1"><text:span text:style-name="T3"><text:s/></text:span><text:span text:style-name="T1">INSERT</text:span><text:span text:style-name="T3"> </text:span><text:span text:style-name="T1">INTO</text:span><text:span text:style-name="T3"> Clients</text:span><text:span text:style-name="T1"> </text:span><text:span text:style-name="T9">(</text:span><text:span text:style-name="T3">FirstName</text:span><text:span text:style-name="T9">,</text:span><text:span text:style-name="T3"> LastName</text:span><text:span text:style-name="T9">,</text:span><text:span text:style-name="T3">UserName</text:span><text:span text:style-name="T9">,</text:span><text:span text:style-name="T3"> </text:span><text:span text:style-name="T1">Password</text:span><text:span text:style-name="T9">,</text:span><text:span text:style-name="T3"> AddressId</text:span><text:span text:style-name="T9">,</text:span><text:span text:style-name="T3"> Email</text:span><text:span text:style-name="T9">)</text:span></text:p>
      <text:p text:style-name="Standard"><text:span text:style-name="T3"><text:s/></text:span><text:span text:style-name="T1">VALUES</text:span></text:p>
      <text:p text:style-name="Standard"><text:span text:style-name="T1"><text:s/></text:span><text:span text:style-name="T9">(</text:span><text:span text:style-name="T11">'Jared'</text:span><text:span text:style-name="T9">,</text:span><text:span text:style-name="T3"> </text:span><text:span text:style-name="T11">'Leto'</text:span><text:span text:style-name="T9">,</text:span><text:span text:style-name="T3"> </text:span><text:span text:style-name="T11">'JLeto'</text:span><text:span text:style-name="T9">,</text:span><text:span text:style-name="T3"> </text:span><text:span text:style-name="T11">'THEJAYL'</text:span><text:span text:style-name="T9">,</text:span><text:span text:style-name="T3"> 1</text:span><text:span text:style-name="T9">,</text:span><text:span text:style-name="T3"> </text:span><text:span text:style-name="T11">'jletto@jletto.com'</text:span><text:span text:style-name="T9">),</text:span></text:p>
      <text:p text:style-name="Standard"><text:span text:style-name="T1"><text:s/></text:span><text:span text:style-name="T9">(</text:span><text:span text:style-name="T11">'Simon'</text:span><text:span text:style-name="T9">,</text:span><text:span text:style-name="T3"> </text:span><text:span text:style-name="T11">'Cowell'</text:span><text:span text:style-name="T9">,</text:span><text:span text:style-name="T3"> </text:span><text:span text:style-name="T11">'SCowell'</text:span><text:span text:style-name="T9">,</text:span><text:span text:style-name="T3"> </text:span><text:span text:style-name="T11">'C00KIN6IT'</text:span><text:span text:style-name="T9">,</text:span><text:span text:style-name="T3"> 2</text:span><text:span text:style-name="T9">,</text:span><text:span text:style-name="T3"> </text:span><text:span text:style-name="T11">'scowell@hellskitchen.com'</text:span><text:span text:style-name="T9">),</text:span></text:p>
      <text:p text:style-name="Standard"><text:span text:style-name="T1"><text:s/></text:span><text:span text:style-name="T9">(</text:span><text:span text:style-name="T11">'Pamela'</text:span><text:span text:style-name="T9">,</text:span><text:span text:style-name="T3"> </text:span><text:span text:style-name="T11">'Anderson'</text:span><text:span text:style-name="T9">,</text:span><text:span text:style-name="T3"> </text:span><text:span text:style-name="T11">'PAnderson'</text:span><text:span text:style-name="T9">,</text:span><text:span text:style-name="T3"> </text:span><text:span text:style-name="T11">'IL0VED0GS'</text:span><text:span text:style-name="T9">,</text:span><text:span text:style-name="T3"> 3</text:span><text:span text:style-name="T9">,</text:span><text:span text:style-name="T3"> </text:span><text:span text:style-name="T11">'panderson@baywatch.com'</text:span><text:span text:style-name="T9">),</text:span></text:p>
      <text:p text:style-name="Standard"><text:span text:style-name="T1"><text:s/></text:span><text:span text:style-name="T9">(</text:span><text:span text:style-name="T11">'Sarah'</text:span><text:span text:style-name="T9">,</text:span><text:span text:style-name="T3"> </text:span><text:span text:style-name="T11">'McLachlan'</text:span><text:span text:style-name="T9">,</text:span><text:span text:style-name="T3"> </text:span><text:span text:style-name="T11">'SMcLachlan'</text:span><text:span text:style-name="T9">,</text:span><text:span text:style-name="T3"> </text:span><text:span text:style-name="T11">'LABR@D00R'</text:span><text:span text:style-name="T9">,</text:span><text:span text:style-name="T3"> 4</text:span><text:span text:style-name="T9">,</text:span><text:span text:style-name="T3"> </text:span><text:span text:style-name="T11">'smclachlan@aspca.com'</text:span><text:span text:style-name="T9">),</text:span></text:p>
      <text:p text:style-name="Standard"><text:span text:style-name="T1"><text:s/></text:span><text:span text:style-name="T9">(</text:span><text:span text:style-name="T11">'Ellen'</text:span><text:span text:style-name="T9">,</text:span><text:span text:style-name="T3"> </text:span><text:span text:style-name="T11">'Degeneres'</text:span><text:span text:style-name="T9">,</text:span><text:span text:style-name="T3"> </text:span><text:span text:style-name="T11">'DGeneres'</text:span><text:span text:style-name="T9">,</text:span><text:span text:style-name="T3"> </text:span><text:span text:style-name="T11">'L0TS@PUPS'</text:span><text:span text:style-name="T9">,</text:span><text:span text:style-name="T3"> 5</text:span><text:span text:style-name="T9">,</text:span><text:span text:style-name="T3"> </text:span><text:span text:style-name="T11">'edegeneres@degeneres.com'</text:span><text:span text:style-name="T9">)</text:span></text:p>
      <text:p text:style-name="Standard"><text:span text:style-name="T3"><text:s/></text:span></text:p>
      <text:p text:style-name="Standard"><text:span text:style-name="T3"><text:s/></text:span></text:p>
      <text:p text:style-name="P1"><text:soft-page-break/><text:span text:style-name="T1">INSERT</text:span><text:span text:style-name="T3"> </text:span><text:span text:style-name="T1">INTO</text:span><text:span text:style-name="T3"> Rooms</text:span><text:span text:style-name="T9">(</text:span><text:span text:style-name="T3">RoomNumber</text:span><text:span text:style-name="T9">,</text:span><text:span text:style-name="T3"> AnimalId</text:span><text:span text:style-name="T9">)</text:span></text:p>
      <text:p text:style-name="Standard"><text:span text:style-name="T1">VALUES</text:span></text:p>
      <text:p text:style-name="Standard"><text:span text:style-name="T9">(</text:span><text:span text:style-name="T3">100</text:span><text:span text:style-name="T9">,</text:span><text:span text:style-name="T3"> 3</text:span><text:span text:style-name="T9">),</text:span></text:p>
      <text:p text:style-name="Standard"><text:span text:style-name="T9">(</text:span><text:span text:style-name="T3">101</text:span><text:span text:style-name="T9">,</text:span><text:span text:style-name="T3"> </text:span><text:span text:style-name="T9">null),</text:span></text:p>
      <text:p text:style-name="Standard"><text:span text:style-name="T9">(</text:span><text:span text:style-name="T3">102</text:span><text:span text:style-name="T9">,</text:span><text:span text:style-name="T3"> 4</text:span><text:span text:style-name="T9">),</text:span></text:p>
      <text:p text:style-name="Standard"><text:span text:style-name="T9">(</text:span><text:span text:style-name="T3">103</text:span><text:span text:style-name="T9">,</text:span><text:span text:style-name="T3"> </text:span><text:span text:style-name="T9">null),</text:span></text:p>
      <text:p text:style-name="Standard"><text:span text:style-name="T9">(</text:span><text:span text:style-name="T3">104</text:span><text:span text:style-name="T9">,</text:span><text:span text:style-name="T3"> 5</text:span><text:span text:style-name="T9">),</text:span></text:p>
      <text:p text:style-name="Standard"><text:span text:style-name="T9">(</text:span><text:span text:style-name="T3">105</text:span><text:span text:style-name="T9">,</text:span><text:span text:style-name="T3"> </text:span><text:span text:style-name="T9">null),</text:span></text:p>
      <text:p text:style-name="Standard"><text:span text:style-name="T9">(</text:span><text:span text:style-name="T3">106</text:span><text:span text:style-name="T9">,</text:span><text:span text:style-name="T3"> 6</text:span><text:span text:style-name="T9">),</text:span></text:p>
      <text:p text:style-name="Standard"><text:span text:style-name="T9">(</text:span><text:span text:style-name="T3">107</text:span><text:span text:style-name="T9">,</text:span><text:span text:style-name="T3"> </text:span><text:span text:style-name="T9">null),</text:span></text:p>
      <text:p text:style-name="Standard"><text:span text:style-name="T9">(</text:span><text:span text:style-name="T3">108</text:span><text:span text:style-name="T9">,</text:span><text:span text:style-name="T3"> 7</text:span><text:span text:style-name="T9">),</text:span></text:p>
      <text:p text:style-name="Standard"><text:span text:style-name="T9">(</text:span><text:span text:style-name="T3">109</text:span><text:span text:style-name="T9">,</text:span><text:span text:style-name="T3"> </text:span><text:span text:style-name="T9">null)</text:span></text:p>
      <text:p text:style-name="P2"><text:span text:style-name="T8"><text:s/>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0T09:42:17.138000000</meta:creation-date>
    <dc:date>2020-02-10T11:43:58.040000000</dc:date>
    <meta:editing-duration>PT59M6S</meta:editing-duration>
    <meta:editing-cycles>6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65" meta:word-count="263" meta:character-count="2321" meta:non-whitespace-character-count="2099"/>
  </office:meta>
</office:document-meta>
</file>